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24-12-18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23-12-11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22-12-16 22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18-12-07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17-12-13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16-12-06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15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13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7928" calcext:value-type="float">
            <text:p>54.28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1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10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6296" calcext:value-type="float">
            <text:p>54.9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0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0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05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0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03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6304" calcext:value-type="float">
            <text:p>53.48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0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056" calcext:value-type="float">
            <text:p>54.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2000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1584" calcext:value-type="float">
            <text:p>53.82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97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9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5152" calcext:value-type="float">
            <text:p>54.17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9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9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8056" calcext:value-type="float">
            <text:p>53.78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8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3296" calcext:value-type="float">
            <text:p>53.80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8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8368" calcext:value-type="float">
            <text:p>53.9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6384" calcext:value-type="float">
            <text:p>54.12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79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0016" calcext:value-type="float">
            <text:p>54.23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78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7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5736" calcext:value-type="float">
            <text:p>54.27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7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3064" calcext:value-type="float">
            <text:p>54.23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6301</text:p>
          </table:table-cell>
          <table:table-cell office:value-type="string" calcext:value-type="string">
            <text:p>1975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8784" calcext:value-type="float">
            <text:p>54.27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